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Značkapozn.podčarou" style:family="text">
      <style:text-properties fo:font-weight="normal" style:font-weight-asian="normal" fo:font-size="9pt" style:font-size-asian="9pt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Nadpis2" style:family="paragraph">
      <style:paragraph-properties fo:margin-bottom="0in"/>
    </style:style>
    <style:style style:name="P25" style:parent-style-name="Základnítext" style:family="paragraph">
      <style:paragraph-properties fo:margin-top="0in" fo:margin-bottom="0in"/>
    </style:style>
    <style:style style:name="P26" style:parent-style-name="Nadpis2" style:family="paragraph">
      <style:paragraph-properties fo:margin-bottom="0in"/>
    </style:style>
    <style:style style:name="P27" style:parent-style-name="Základnítext" style:family="paragraph">
      <style:paragraph-properties fo:margin-top="0in" fo:margin-bottom="0in"/>
    </style:style>
    <style:style style:name="P28" style:parent-style-name="Základnítext" style:family="paragraph">
      <style:paragraph-properties fo:margin-top="0in" fo:margin-bottom="0in"/>
    </style:style>
    <style:style style:name="P29" style:parent-style-name="Nadpis2" style:family="paragraph">
      <style:paragraph-properties fo:margin-bottom="0in"/>
    </style:style>
    <style:style style:name="P30" style:parent-style-name="Základnítext" style:family="paragraph">
      <style:paragraph-properties fo:margin-top="0in" fo:margin-bottom="0in"/>
    </style:style>
    <style:style style:name="T31" style:parent-style-name="Standardnípísmoodstavce" style:family="text">
      <style:text-properties style:font-name-complex="Calibri"/>
    </style:style>
    <style:style style:name="T32" style:parent-style-name="Standardnípísmoodstavce" style:family="text">
      <style:text-properties style:font-name-complex="Calibri"/>
    </style:style>
    <style:style style:name="T33" style:parent-style-name="Značkapozn.podčarou" style:family="text">
      <style:text-properties fo:font-weight="normal" style:font-weight-asian="normal" fo:font-size="9pt" style:font-size-asian="9pt"/>
    </style:style>
    <style:style style:name="T34" style:parent-style-name="Značkapozn.podčarou" style:family="text">
      <style:text-properties fo:font-weight="normal" style:font-weight-asian="normal" fo:font-size="9pt" style:font-size-asian="9pt"/>
    </style:style>
    <style:style style:name="T35" style:parent-style-name="Značkapozn.podčarou" style:family="text">
      <style:text-properties fo:font-weight="normal" style:font-weight-asian="normal" fo:font-size="9pt" style:font-size-asian="9pt"/>
    </style:style>
    <style:style style:name="P36" style:parent-style-name="Nadpis2" style:family="paragraph">
      <style:paragraph-properties fo:margin-bottom="0in"/>
    </style:style>
    <style:style style:name="P37" style:parent-style-name="Základnítext" style:family="paragraph">
      <style:paragraph-properties fo:margin-top="0in" fo:margin-bottom="0in"/>
    </style:style>
    <style:style style:name="P38" style:parent-style-name="Základnítext" style:family="paragraph">
      <style:paragraph-properties fo:margin-top="0in" fo:margin-bottom="0in"/>
    </style:style>
    <style:style style:name="P39" style:parent-style-name="Nadpis2" style:family="paragraph">
      <style:paragraph-properties fo:margin-bottom="0in"/>
    </style:style>
    <style:style style:name="P40" style:parent-style-name="Základnítext" style:family="paragraph">
      <style:paragraph-properties fo:margin-top="0in" fo:margin-bottom="0in"/>
    </style:style>
    <style:style style:name="T41" style:parent-style-name="Značkapozn.podčarou" style:family="text">
      <style:text-properties fo:font-weight="normal" style:font-weight-asian="normal" fo:font-size="9pt" style:font-size-asian="9pt"/>
    </style:style>
    <style:style style:name="T42" style:parent-style-name="Značkapozn.podčarou" style:family="text">
      <style:text-properties fo:font-weight="normal" style:font-weight-asian="normal" fo:font-size="9pt" style:font-size-asian="9pt"/>
    </style:style>
    <style:style style:name="P43" style:parent-style-name="Základnítext" style:family="paragraph">
      <style:paragraph-properties fo:margin-top="0in" fo:margin-bottom="0in"/>
    </style:style>
    <style:style style:name="P44" style:parent-style-name="Nadpis2" style:family="paragraph">
      <style:paragraph-properties fo:margin-bottom="0in"/>
    </style:style>
    <style:style style:name="P45" style:parent-style-name="Základnítext" style:family="paragraph">
      <style:paragraph-properties fo:margin-top="0in" fo:margin-bottom="0in"/>
    </style:style>
    <style:style style:name="T46" style:parent-style-name="Značkapozn.podčarou" style:family="text">
      <style:text-properties fo:font-weight="normal" style:font-weight-asian="normal" fo:font-size="9pt" style:font-size-asian="9pt"/>
    </style:style>
    <style:style style:name="T47" style:parent-style-name="Značkapozn.podčarou" style:family="text">
      <style:text-properties fo:font-weight="normal" style:font-weight-asian="normal" fo:font-size="9pt" style:font-size-asian="9pt"/>
    </style:style>
    <style:style style:name="P48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49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1/2018<text:bookmark-end text:name="Text14"/></text:p>
            <text:p text:style-name="Normální">KVOP-33146/2018<text:bookmark-end text:name="Text2"/></text:p>
            <text:p text:style-name="Normální"><text:bookmark-start text:name="Text6"/>30. 07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J.</text:p>
            <text:p text:style-name="Normální"/>
            <text:p text:style-name="Normální"/>
            <text:p text:style-name="Normální"/>
            <text:p text:style-name="Normální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J.,</text:p>
      <text:p text:style-name="Základnítext">dne<text:s/>17. července 2018<text:s/>byla do Kanceláře veřejného ochránce práv doručena Vaše žádost<text:s/>podle zákona<text:s/>č. 106/1999 Sb.,<text:s/>o svobodném přístupu<text:s/>k informacím,<text:s/>ve znění pozdějších<text:s/>předpisů.<text:s/>Žádáte odpovědi<text:s/>na následující otázky týkající se Vašeho případu<text:span text:style-name="Značkapozn.podčarou"><text:note text:note-class="footnote" text:id="_ftn0"><text:note-citation>1</text:note-citation><text:note-body><text:p text:style-name="Textpozn.podčarou"><text:s/><text:span text:style-name="T17"><text:tab/></text:span>Sp. zn. 3213/2018/VOP/NH.</text:p></text:note-body></text:note></text:span>:</text:p>
      <text:list text:style-name="LFO4" text:continue-numbering="true">
        <text:list-item>
          <text:p text:style-name="P18">Komu byl u VOP přidělen případ 3213/2018/VOP/NH?</text:p>
        </text:list-item>
        <text:list-item>
          <text:p text:style-name="P19">Kolik má uvedený pracovník přiděleno dalších živých spisů, kolik z nich Vám bylo doručeno před 9. květnem 2018 a po něm?</text:p>
        </text:list-item>
        <text:list-item>
          <text:p text:style-name="P20">Jaké konkrétní kroky Váš úřad podnikl v případu 3213/2018/VOP/NH? Poskytněte mi, prosím, kopii veškeré korespondence mezi Vámi a dalšími úřady, pokud už nějaká vznikla.</text:p>
        </text:list-item>
        <text:list-item>
          <text:p text:style-name="P21">Podnikl již právník VOP, který má přidělen případ 3213/2018/VOP/NH, nějaké konkrétní úkony v případech, které Vám byly doručeny po 9. květnu 2018? Pokud ano, poskytněte mi, prosím, kopii veškeré korespondence mezi VOP a dalšími úřady ve věcech mladšího data od konkrétního pracovníka.</text:p>
        </text:list-item>
        <text:list-item>
          <text:p text:style-name="P22">Spadají pracovníci VOP včetně vedení úřadu pod zákon o státní službě? Na koho konkrétně se může obracet občan se stížností na neplnění povinností zaměstnanců VOP?</text:p>
        </text:list-item>
        <text:list-item>
          <text:p text:style-name="P23">Poskytněte mi, prosím, etický kodex zaměstnanců VOP, případně obecně státních zaměstnanců, zejména ty části, které upravují jejich povinnosti dodržovat správní řád a přiměřené lhůty na odpověď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h text:style-name="P24" text:outline-level="2">K bodu<text:s/>č. 1</text:h>
      <text:p text:style-name="P25">Zpracováním Vašeho podnětu sp. zn. 3213/2018/VOP/NH je pověřena zaměstnankyně Kanceláře veřejného ochránce práv Mgr. Nikol Hermany.</text:p>
      <text:soft-page-break/>
      <text:h text:style-name="P26" text:outline-level="2">K bodu<text:s/>č. 2</text:h>
      <text:p text:style-name="P27">Ke dni podání Vaší žádosti o informace, tj. k 17. červenci 2018, měla pověřená zaměstnankyně 22 živých spisů. Z toho 14 spisů bylo Kanceláři veřejného ochránce práv doručeno před 9. květnem 2018 a 7 spisů po 9. květnu 2018 (mimo Váš spis).</text:p>
      <text:p text:style-name="P28"/>
      <text:h text:style-name="P29" text:outline-level="2">K bodu č. 3</text:h>
      <text:p text:style-name="P30">Dne 18. června 2018 kontaktovala pověřená pracovnice Úřad pro mezinárodněprávní ochranu dětí (dále<text:s/><text:span text:style-name="T31">„</text:span>ÚMPOD<text:span text:style-name="T32">ˮ)</text:span><text:s/>a hovořila s Mgr. Bc. Simonou Majdovou, odborným radou pro Španělsko. Dotazovala se na stav vyřizování Vašich stížností. Vzhledem k tomu, že Vaše stížnosti nebyly k uvedenému datu vyřízeny, vyzvala ÚMPOD k vyřízení těchto stížností.<text:span text:style-name="Značkapozn.podčarou"><text:note text:note-class="footnote" text:id="_ftn1"><text:note-citation>2</text:note-citation><text:note-body><text:p text:style-name="Textpozn.podčarou"><text:s/><text:span text:style-name="T33"><text:tab/></text:span>Kopii úředního záznamu o telefonním hovoru ze dne 18. června 2018 přikládám přílohou.<text:s/></text:p></text:note-body></text:note></text:span><text:s/>V současné době urguje vyřízení<text:span text:style-name="Značkapozn.podčarou"><text:note text:note-class="footnote" text:id="_ftn2"><text:note-citation>3</text:note-citation><text:note-body><text:p text:style-name="Textpozn.podčarou"><text:s/><text:span text:style-name="T34"><text:tab/></text:span>Kopii úředního záznamu o telefonním hovoru<text:s/>ze dne 19. července 2018<text:s/>přikládám přílohou.</text:p></text:note-body></text:note></text:span>.</text:p>
      <text:p text:style-name="Základnítext">Dne 29. června 2018 se Mgr. Petra Šuplerová, vedoucí odboru rodiny, zdravotnictví a práce e-mailovým dotazem obrátila na Mgr. Hanu Jamrichovou z Ministerstva práce a sociálních věcí. Dotazovala se, jak ministerstvo naložilo s Vaší stížností ze dne 23. ledna 2018. Žádala o vyjádření, zda a jak byla Vaše stížnost vyřízena. V opačném případě žádala zjednání nápravy. Vyjádření ministerstva žádala ve lhůtě 30 dní.<text:span text:style-name="Značkapozn.podčarou"><text:note text:note-class="footnote" text:id="_ftn3"><text:note-citation>4</text:note-citation><text:note-body><text:p text:style-name="Textpozn.podčarou"><text:s/><text:span text:style-name="T35"><text:tab/></text:span>Kopii e-mailu<text:s/>ze dne 29. června 2018<text:s/>přikládám<text:s/>přílohou.</text:p></text:note-body></text:note></text:span></text:p>
      <text:h text:style-name="P36" text:outline-level="2">K bodu č. 4</text:h>
      <text:p text:style-name="P37">Mgr. Nikol Hermany bylo přiděleno celkem 9 spisů s datem doručení po 9. květnu 2018, mimo Váš spis. Z těchto<text:s/>spisů ke dni 17. července 2018 uzavřela 2 spisy. V jednom případě<text:s/>písemně vyzvala stěžovatele k doplnění náležitostí podnětu. Ve dvou spisech informovala stěžovatele o přijetí podnětu. V jednom případě, jednalo se o dětské podání, probíhá e-mailová komunikace. V těchto spisech<text:s/>zpracovatelka<text:s/>nečinila žádné písemné úkony vůči úřadům.</text:p>
      <text:p text:style-name="P38"/>
      <text:h text:style-name="P39" text:outline-level="2">K bodu č. 5</text:h>
      <text:p text:style-name="P40">Zaměstnanci Kanceláře veřejného ochránce práv nespadají pod zákon č. 234/2014 Sb., o státní službě, ve znění pozdějších předpisů. Stížnosti na neplnění povinností zaměstnanců Kanceláře veřejného ochránce práv při vyřizování věci řeší vedoucí příslušného odboru<text:span text:style-name="Značkapozn.podčarou"><text:note text:note-class="footnote" text:id="_ftn4"><text:note-citation>5</text:note-citation><text:note-body><text:p text:style-name="Textpozn.podčarou"><text:s/><text:span text:style-name="T41"><text:tab/></text:span>Ve Vaší věci je pověřenou<text:s/>vedoucí odboru Mgr. Petra Šuplerová, vedoucí odboru<text:s/>rodiny, zdravotnictví<text:s/>a práce.</text:p></text:note-body></text:note></text:span><text:s/>(příp.<text:s/>ředitelka právní sekce<text:span text:style-name="Značkapozn.podčarou"><text:note text:note-class="footnote" text:id="_ftn5"><text:note-citation>6</text:note-citation><text:note-body><text:p text:style-name="Textpozn.podčarou"><text:s/><text:span text:style-name="T42"><text:tab/></text:span>Ředitelkou právní sekce je Mgr. Petra Zdražilová.</text:p></text:note-body></text:note></text:span><text:s/>či vedoucí Kanceláře veřejného ochránce práv<text:span text:style-name="Značkapozn.podčarou"><text:note text:note-class="footnote" text:id="_ftn6"><text:note-citation>7</text:note-citation><text:note-body><text:p text:style-name="Textpozn.podčarou"><text:s/><text:tab/>Vedoucí Kanceláře veřejného ochránce práv je JUDr. Pavel Pořízek Ph.D.</text:p></text:note-body></text:note></text:span>).</text:p>
      <text:p text:style-name="P43"/>
      <text:h text:style-name="P44" text:outline-level="2">K bodu č. 6</text:h>
      <text:p text:style-name="P45">Znění Etického kodexu Kanceláře veřejného ochránce práv naleznete v příloze tohoto dopisu. Pro vysvětlení zdůrazňuji, že na činnost Veřejného ochránce práv (a rovněž zaměstnanců Kanceláře veřejného ochránce práv) se nevztahuje správní řád<text:span text:style-name="Značkapozn.podčarou"><text:note text:note-class="footnote" text:id="_ftn7"><text:note-citation>8</text:note-citation><text:note-body><text:p text:style-name="Textpozn.podčarou"><text:s/><text:span text:style-name="T46"><text:tab/></text:span>Zákon<text:s/>č. 500/2004 Sb., správní řád,<text:s/>ve znění pozdějších předpisů.</text:p></text:note-body></text:note></text:span>, neboť<text:s/><text:soft-page-break/>nevykonává působnost ve veřejné správě (není správním orgánem)<text:span text:style-name="Značkapozn.podčarou"><text:note text:note-class="footnote" text:id="_ftn8"><text:note-citation>9</text:note-citation><text:note-body><text:p text:style-name="Textpozn.podčarou"><text:s/><text:span text:style-name="T47"><text:tab/></text:span>K tomu<text:s/>srov. Sládeček, V.<text:s/><text:span text:style-name="Zdůraznění">Zákon</text:span><text:span text:style-name="Zdůraznění"><text:s/>o </text:span><text:span text:style-name="Zdůraznění">veřejném ochránci práv. Komentáře.</text:span><text:s/>2. vydání. Praha: C. H. Beck, 2011, ISBN 978-80-7400-158-1, str. 40-41, nebo rozsudek Nejvyššího správního soudu ze dne 19. 2. 2008 č.j. 2 As 58/2007-52, č. 1586/2008 Sb. NSS,<text:s/><text:span text:style-name="Hypertextovýodkaz">www.nssoud.cz</text:span>.</text:p></text:note-body></text:note></text:span>. Činnost Veřejného ochránce práv se řídí zákonem č. 349/1999 Sb., o Veřejném ochránci práv, ve znění pozdějších předpisů.</text:p>
      <text:p text:style-name="podpis"/>
      <text:p text:style-name="podpis"/>
      <text:p text:style-name="podpis"/>
      <text:p text:style-name="podpis"/>
      <text:p text:style-name="podpis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48">Přílohy:</text:p>
      <text:p text:style-name="Základnítext">Kopie úředního záznamu o telefonním hovoru ze dne 18. června 2018</text:p>
      <text:p text:style-name="Základnítext">E-mail ze dne 29. června 2018</text:p>
      <text:p text:style-name="Základnítext">Kopie úředního záznamu o telefonním hovoru ze dne 19. července 2018</text:p>
      <text:p text:style-name="Základnítext">Etický kodex Kanceláře veřejného ochránce práv</text:p>
      <text:p text:style-name="P49"/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PIDB*</text:span>*KVOPX008PIDB*</text:p>
        <text:p text:style-name="P12"><text:span text:style-name="T13">KVOPX008PIDB</text:span>KVOPX008PID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3T11:52:00Z</meta:creation-date>
    <dc:date>2018-09-13T11:52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8" meta:word-count="631" meta:character-count="4347" meta:row-count="31" meta:non-whitespace-character-count="3724"/>
  </office:meta>
</office:document-meta>
</file>